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1.3854in" style:use-optimal-column-width="false"/>
    </style:style>
    <style:style style:name="TableColumn5" style:family="table-column">
      <style:table-column-properties style:column-width="1.3854in" style:use-optimal-column-width="false"/>
    </style:style>
    <style:style style:name="TableColumn6" style:family="table-column">
      <style:table-column-properties style:column-width="1.3847in" style:use-optimal-column-width="false"/>
    </style:style>
    <style:style style:name="TableColumn7" style:family="table-column">
      <style:table-column-properties style:column-width="1.3847in" style:use-optimal-column-width="false"/>
    </style:style>
    <style:style style:name="TableColumn8" style:family="table-column">
      <style:table-column-properties style:column-width="1.3847in" style:use-optimal-column-width="false"/>
    </style:style>
    <style:style style:name="Table3" style:family="table">
      <style:table-properties style:width="6.925in" fo:margin-left="-0.009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extbody" style:family="paragraph">
      <style:text-properties fo:font-weight="bold" style:font-weight-asian="bold" style:font-weight-complex="bold"/>
    </style:style>
    <style:style style:name="TableColumn23" style:family="table-column">
      <style:table-column-properties style:column-width="1.3854in" style:use-optimal-column-width="false"/>
    </style:style>
    <style:style style:name="TableColumn24" style:family="table-column">
      <style:table-column-properties style:column-width="1.3854in" style:use-optimal-column-width="false"/>
    </style:style>
    <style:style style:name="TableColumn25" style:family="table-column">
      <style:table-column-properties style:column-width="1.3847in" style:use-optimal-column-width="false"/>
    </style:style>
    <style:style style:name="TableColumn26" style:family="table-column">
      <style:table-column-properties style:column-width="1.3847in" style:use-optimal-column-width="false"/>
    </style:style>
    <style:style style:name="TableColumn27" style:family="table-column">
      <style:table-column-properties style:column-width="1.3847in" style:use-optimal-column-width="false"/>
    </style:style>
    <style:style style:name="Table22" style:family="table">
      <style:table-properties style:width="6.925in" fo:margin-left="-0.009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est Design Technique</text:p>
      <text:p text:style-name="P2"><text:s/>Boundary value analysis: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>Invalid<text:s/>Partition</text:p>
          </table:table-cell>
          <table:table-cell table:style-name="TableCell11">
            <text:p text:style-name="TableContents">Valid<text:s/>for (20%)</text:p>
          </table:table-cell>
          <table:table-cell table:style-name="TableCell12">
            <text:p text:style-name="TableContents">Valid<text:s/>for (35%)</text:p>
          </table:table-cell>
          <table:table-cell table:style-name="TableCell13">
            <text:p text:style-name="TableContents">Valid<text:s/>for (50%)</text:p>
          </table:table-cell>
          <table:table-cell table:style-name="TableCell14">
            <text:p text:style-name="TableContents">Valid<text:s/>for (70%)</text:p>
          </table:table-cell>
        </table:table-row>
        <table:table-row table:style-name="TableRow15">
          <table:table-cell table:style-name="TableCell16">
            <text:p text:style-name="TableContents">-0.01</text:p>
          </table:table-cell>
          <table:table-cell table:style-name="TableCell17">
            <text:p text:style-name="TableContents">1 <text:s text:c="23"/>10</text:p>
          </table:table-cell>
          <table:table-cell table:style-name="TableCell18">
            <text:p text:style-name="TableContents">10.01<text:s/><text:s text:c="17"/>30</text:p>
          </table:table-cell>
          <table:table-cell table:style-name="TableCell19">
            <text:p text:style-name="TableContents">30.01 <text:s text:c="12"/>59.99</text:p>
          </table:table-cell>
          <table:table-cell table:style-name="TableCell20">
            <text:p text:style-name="TableContents">61</text:p>
          </table:table-cell>
        </table:table-row>
      </table:table>
      <text:p text:style-name="Standard"/>
      <text:p text:style-name="Standard">I have identified the following boundary values: -0.01 (an invalid boundary value because it is at the edge of an invalid partition), 1.00, 10.00, 10.01, 30, 30.01,<text:s/>59.99 and 60,<text:s/>all valid boundary values.</text:p>
      <text:p text:style-name="Standard"/>
      <text:p text:style-name="P21">Equivalence partitioning (EP)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Invalid<text:s/>Partition</text:p>
          </table:table-cell>
          <table:table-cell table:style-name="TableCell30">
            <text:p text:style-name="TableContents">Valid<text:s/>for (20%)</text:p>
          </table:table-cell>
          <table:table-cell table:style-name="TableCell31">
            <text:p text:style-name="TableContents">Valid<text:s/>for (35%)</text:p>
          </table:table-cell>
          <table:table-cell table:style-name="TableCell32">
            <text:p text:style-name="TableContents">Valid<text:s/>for (50%)</text:p>
          </table:table-cell>
          <table:table-cell table:style-name="TableCell33">
            <text:p text:style-name="TableContents">Valid<text:s/>for (70%)</text:p>
          </table:table-cell>
        </table:table-row>
        <table:table-row table:style-name="TableRow34">
          <table:table-cell table:style-name="TableCell35">
            <text:p text:style-name="TableContents">-0.01</text:p>
          </table:table-cell>
          <table:table-cell table:style-name="TableCell36">
            <text:p text:style-name="TableContents">1 <text:s text:c="23"/>10</text:p>
          </table:table-cell>
          <table:table-cell table:style-name="TableCell37">
            <text:p text:style-name="TableContents">10.01 <text:s text:c="17"/>30</text:p>
          </table:table-cell>
          <table:table-cell table:style-name="TableCell38">
            <text:p text:style-name="TableContents">30.01 <text:s text:c="12"/>59.99</text:p>
          </table:table-cell>
          <table:table-cell table:style-name="TableCell39">
            <text:p text:style-name="TableContents">60.01 <text:s text:c="11"/></text:p>
          </table:table-cell>
        </table:table-row>
      </table:table>
      <text:p text:style-name="Standard"/>
      <text:p text:style-name="P40">If a cancelled date in the range 0 up to<text:s/>10 refund amount is 10% of ticket<text:s/>price, if<text:s/>cancelled date in the range 10 up to 30 refund amount is 30% of ticket<text:s/>price, if<text:s/>cancelled date in the range 30 up to 60 refund amount is 50% of ticket<text:s/>price, if<text:s/>cancelled date is more than 60days refund amount is 70% of ticket price. I initially identified<text:s/>four valid equivalence partitions and one invalid partition as shown<text:s/>in above table.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teek Jain</meta:initial-creator>
    <dc:creator>Namokar</dc:creator>
    <meta:creation-date>2017-10-09T20:14:00Z</meta:creation-date>
    <dc:date>2017-10-09T20:14:00Z</dc:date>
    <meta:template xlink:href="Normal" xlink:type="simple"/>
    <meta:editing-cycles>2</meta:editing-cycles>
    <meta:editing-duration>PT60S</meta:editing-duration>
    <meta:document-statistic meta:page-count="1" meta:paragraph-count="2" meta:word-count="160" meta:character-count="1071" meta:row-count="7" meta:non-whitespace-character-count="913"/>
  </office:meta>
</office:document-meta>
</file>